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614" officeooo:paragraph-rsid="00002614"/>
    </style:style>
    <style:style style:name="P2" style:family="paragraph" style:parent-style-name="Standard">
      <style:text-properties officeooo:rsid="00002614" officeooo:paragraph-rsid="000224b4"/>
    </style:style>
    <style:style style:name="P3" style:family="paragraph" style:parent-style-name="Standard">
      <style:text-properties officeooo:rsid="000224b4" officeooo:paragraph-rsid="000224b4"/>
    </style:style>
    <style:style style:name="P4" style:family="paragraph" style:parent-style-name="Standard">
      <style:text-properties fo:font-weight="bold" officeooo:rsid="00002614" officeooo:paragraph-rsid="00002614" style:font-weight-asian="bold" style:font-weight-complex="bold"/>
    </style:style>
    <style:style style:name="P5" style:family="paragraph" style:parent-style-name="Standard">
      <style:text-properties fo:font-weight="bold" officeooo:rsid="000246a3" officeooo:paragraph-rsid="000246a3" style:font-weight-asian="bold" style:font-weight-complex="bold"/>
    </style:style>
    <style:style style:name="P6" style:family="paragraph" style:parent-style-name="Standard">
      <style:text-properties fo:font-size="14pt" fo:font-weight="bold" officeooo:rsid="00002614" officeooo:paragraph-rsid="00002614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224b4"/>
    </style:style>
    <style:style style:name="T5" style:family="text">
      <style:text-properties officeooo:rsid="00022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ction to Web Science – Assignment 1</text:p>
      <text:p text:style-name="P1"/>
      <text:p text:style-name="P5">hotel</text:p>
      <text:p text:style-name="P1">Andrea Mildes – <text:a xlink:type="simple" xlink:href="mailto:mildes@uni-koblenz.de" text:style-name="Internet_20_link" text:visited-style-name="Visited_20_Internet_20_Link">mildes@uni-koblenz.de</text:a></text:p>
      <text:p text:style-name="P1">Sebastian Blei <text:a xlink:type="simple" xlink:href="mailto:sblei@uni-koblenz.de" text:style-name="Internet_20_link" text:visited-style-name="Visited_20_Internet_20_Link">sblei@uni-koblenz.de</text:a></text:p>
      <text:p text:style-name="P1"/>
      <text:p text:style-name="P1"/>
      <text:p text:style-name="P1"/>
      <text:p text:style-name="P1"/>
      <text:p text:style-name="P4">1 Ethernet Frame</text:p>
      <text:p text:style-name="P1"/>
      <text:p text:style-name="P1">1. Source MAC Address (6 bytes): 00 13 10 e8 dd 52</text:p>
      <text:p text:style-name="P1">2. Destination MAC Address (6bytes): 00 27 10 21 fa 48</text:p>
      <text:p text:style-name="P1">3. protocol inside the data payload (2bytes): 08 06 → <text:s/>Address Resolution Protocol (ARP) (for IP and for CHAOS)</text:p>
      <text:p text:style-name="P1">4. last 2 fields: </text:p>
      <text:p text:style-name="P1">28 bytes arp request or arp reply </text:p>
      <text:p text:style-name="P1">(source hardware address/source protocol address/ target hardware address/target potocol address)</text:p>
      <text:p text:style-name="P1">00 01 08 00 06 04 00 01</text:p>
      <text:p text:style-name="P1">00 13 10 e8 dd 52 c0 a8</text:p>
      <text:p text:style-name="P1">02 01 00 00 00 00 00 00</text:p>
      <text:p text:style-name="P1">c0 a8 02 67; </text:p>
      <text:p text:style-name="P1">10 bytes padding → filler bytes to reach minimum of 46 bytes</text:p>
      <text:p text:style-name="P1">00 00 00 00 00 00 00 00</text:p>
      <text:p text:style-name="P1">00 00</text:p>
      <text:p text:style-name="P1"/>
      <text:p text:style-name="P1"/>
      <text:p text:style-name="P1"/>
      <text:p text:style-name="P1"/>
      <text:p text:style-name="P1"/>
      <text:p text:style-name="P4">2 Cable Issue</text:p>
      <text:p text:style-name="P1"/>
      <text:p text:style-name="P1">speed * time = distance</text:p>
      <text:p text:style-name="P1"/>
      <text:p text:style-name="P1">speed = 300 000 000 m/s</text:p>
      <text:p text:style-name="P1">distance = 20 m</text:p>
      <text:p text:style-name="P1">time → unknown</text:p>
      <text:p text:style-name="P1"/>
      <text:p text:style-name="P1"/>
      <text:p text:style-name="P1">100 Mbit/s:</text:p>
      <text:p text:style-name="P1">300 000 000 m/s * t<text:span text:style-name="T1">100</text:span><text:span text:style-name="T2"> * 10</text:span><text:span text:style-name="T3">-8 </text:span><text:span text:style-name="T2"><text:s/>= 20 m</text:span></text:p>
      <text:p text:style-name="P3"><text:span text:style-name="T2">t</text:span><text:span text:style-name="T1">100</text:span><text:span text:style-name="T2"> = 20/3 s → 6,666 s</text:span></text:p>
      <text:p text:style-name="P3"><text:span text:style-name="T2"/></text:p>
      <text:p text:style-name="P2">10 Mbit/s:</text:p>
      <text:p text:style-name="P2">300 000 000 m/s * t<text:span text:style-name="T1">10</text:span><text:span text:style-name="T2"> * 10</text:span><text:span text:style-name="T3">-</text:span><text:span text:style-name="T4">7</text:span><text:span text:style-name="T3"> </text:span><text:span text:style-name="T2"><text:s/>= 20 m</text:span></text:p>
      <text:p text:style-name="P3"><text:span text:style-name="T2">t</text:span><text:span text:style-name="T1">10</text:span><text:span text:style-name="T2"> = 200/3 s → 66,666 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2:55:15.170000000</meta:creation-date>
    <dc:date>2016-11-02T03:11:30.376000000</dc:date>
    <meta:editing-duration>PT16M14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29" meta:word-count="190" meta:character-count="898" meta:non-whitespace-character-count="729"/>
  </office:meta>
</office:document-meta>
</file>